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Header">
      <style:paragraph-properties fo:text-align="center" style:justify-single-word="fals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Un tiempo al principio para organizar una base de datos puede ahorrar tiempo durante el desarrollo de aplicaciones</text:title></text:p>
      <text:p text:style-name="P6"><text:subject>Traducción de Textos</text:subject></text:p>
      <text:p text:style-name="P7">Curso 2007/2008</text:p>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1.1</text:user-defined></text:p>
          </table:table-cell>
          <table:table-cell table:style-name="Versiones.B2" office:value-type="string">
            <text:p text:style-name="P10">Revisado todo el texto</text:p>
          </table:table-cell>
        </table:table-row>
        <table:table-row>
          <table:table-cell table:style-name="Versiones.A3" office:value-type="string">
            <text:p text:style-name="P9">1.0</text:p>
          </table:table-cell>
          <table:table-cell table:style-name="Versiones.B2" office:value-type="string">
            <text:p text:style-name="P10">Revisado todo el texto</text:p>
          </table:table-cell>
        </table:table-row>
        <table:table-row>
          <table:table-cell table:style-name="Versiones.A2" office:value-type="string">
            <text:p text:style-name="P9">0.9</text:p>
          </table:table-cell>
          <table:table-cell table:style-name="Versiones.B2" office:value-type="string">
            <text:p text:style-name="P10">Corregido todo el text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6">1. Traducción del texto<text:tab/>3</text:p>
          <text:p text:style-name="P17">1.1 Primer párrafo (corregido el día 31-X-07)<text:tab/>3</text:p>
          <text:p text:style-name="P17">1.2 Segundo párrafo (corregido el día 31-X-07)<text:tab/>3</text:p>
          <text:p text:style-name="P16">2. Explicación a algunas de las traducciones más complicadas<text:tab/>3</text:p>
        </text:index-body>
      </text:table-of-content>
      <text:p text:style-name="P12"/>
      <text:section text:style-name="Sect4" text:name="Área2">
        <text:h text:style-name="P13" text:outline-level="1">1. Traducción del texto</text:h>
        <text:h text:style-name="Heading_20_2" text:outline-level="2">1.1 Primer párrafo (corregido el día 31-X-07)</text:h>
        <text:p text:style-name="P5">Unos planifican y otros realizan. La loca carrera para hacer llegar aplicaciones a los usuarios ha beneficiado enormemente a los desarrolladores, sin embargo el reto que supone integrar los datos que los recogemos de varias fuentes en un almacén de datos consistente ha hecho que muchos equipos de desarrollo se vuelvan a plantear el sentido que tiene un tipo específico de planificación - el modelado de datos - como paso previo al diseño de la base de datos.</text:p>
        <text:p text:style-name="P5"/>
        <text:h text:style-name="P14" text:outline-level="2">1.2 Segundo párrafo (corregido el día 31-X-07)</text:h>
        <text:p text:style-name="P5">Desde el principio, el modelado de datos ha sido controvertido. En los años 70, ha habido un breve intento en el desarrollo de un “modelo de datos para la empresa”, pero esta idea fue abandonada dejando grandes y costosos proyectos sin terminar. Por otro lado las herramientas CASE prometían automatizar el modelado de las aplicaciones <text:s/>Pero estos deseos no se cumplieron, y es por esto que muchos desarrolladores piensan que la administración de los datos y los grupos <text:s/>de información de recursos (que habitualmente hacían el modelado) son un obstáculo para un rápido desarrollo del modelado de datos. Algunos pensaban que aquellos grupos estaban entre los desarrolladores y los distribuidores de aplicaciones, lo que impone restricciones innecesarias en el diseño de los desarrolladores.</text:p>
        <text:p text:style-name="P5"/>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has been a boon</text:p>
            </table:table-cell>
            <table:table-cell table:style-name="Traducciones_5f_Complicadas.C2" office:value-type="string">
              <text:p text:style-name="Table_20_Contents">ha beneficiado enormemente</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o executores</text:p>
            </table:table-cell>
            <table:table-cell table:style-name="Traducciones_5f_Complicadas.C2" office:value-type="string">
              <text:p text:style-name="Table_20_Contents">a los realizadores</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from a variety of sources</text:p>
            </table:table-cell>
            <table:table-cell table:style-name="Traducciones_5f_Complicadas.C2" office:value-type="string">
              <text:p text:style-name="Table_20_Contents">que los recogemos de varias fuentes (explicitación)</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o reassess</text:p>
            </table:table-cell>
            <table:table-cell table:style-name="Traducciones_5f_Complicadas.C2" office:value-type="string">
              <text:p text:style-name="Table_20_Contents">se vuelvan a plantearse</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he value of of one form </text:p>
            </table:table-cell>
            <table:table-cell table:style-name="Traducciones_5f_Complicadas.C2" office:value-type="string">
              <text:p text:style-name="Table_20_Contents">sentido que tiene un tipo específico</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precursor to</text:p>
            </table:table-cell>
            <table:table-cell table:style-name="Traducciones_5f_Complicadas.C2" office:value-type="string">
              <text:p text:style-name="Table_20_Contents">paso previo al</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ale.</text:p>
            </table:table-cell>
            <table:table-cell table:style-name="Traducciones_5f_Complicadas.C2" office:value-type="string">
              <text:p text:style-name="Table_20_Contents">sin terminar. Por otro lado (para unir con la frase siguiente)</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Again, reality has failed to deliver on the promise</text:p>
            </table:table-cell>
            <table:table-cell table:style-name="Traducciones_5f_Complicadas.C2" office:value-type="string">
              <text:p text:style-name="Table_20_Contents">Pero estos deseos no se cumplieron (transposi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Consequently, </text:p>
            </table:table-cell>
            <table:table-cell table:style-name="Traducciones_5f_Complicadas.C2" office:value-type="string">
              <text:p text:style-name="Table_20_Contents">, y es por esto que (uniendo con la frase anterior)</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to rapid development. </text:p>
            </table:table-cell>
            <table:table-cell table:style-name="Traducciones_5f_Complicadas.C2" office:value-type="string">
              <text:p text:style-name="Table_20_Contents">un rápido desarrollo del modelado de datos; además, <text:s/>(explicitación y unión con el siguiente).</text:p>
            </table:table-cell>
          </table:table-row>
          <text:soft-page-break/>
          <table:table-row>
            <table:table-cell table:style-name="Traducciones_5f_Complicadas.A2" office:value-type="string">
              <text:p text:style-name="Table_20_Contents">2</text:p>
            </table:table-cell>
            <table:table-cell table:style-name="Traducciones_5f_Complicadas.A2" office:value-type="string">
              <text:p text:style-name="Table_20_Contents">application delivery</text:p>
            </table:table-cell>
            <table:table-cell table:style-name="Traducciones_5f_Complicadas.C2" office:value-type="string">
              <text:p text:style-name="Table_20_Contents">los distribuidores</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Un tiempo al principio para organizar una base de datos puede ahorrar tiempo durante el desarrollo de aplicacione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5</text:user-defined></text:span></text:p>
          <text:p text:style-name="P2">Última revisión:<text:user-defined text:name="Última Revisión">5-XI-07</text:user-defined></text:p>
          <text:p text:style-name="P2">Versión: <text:user-defined text:name="Versión">1.1</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Un tiempo al principio para organizar una base de datos puede ahorrar tiempo durante el desarrollo de aplicaciones</dc:title>
    <dc:description>Preparar un bueno modelado puede ayudarnos en el desarrollo de aplicaciones</dc:description>
    <dc:subject>Traducción de Textos</dc:subject>
    <dc:date>2007-11-06T00:43:05</dc:date>
    <meta:keyword>Un tiempo al principio para organizar una base de datos puede ahorrar tiempo durante el desarrollo de aplicaciones</meta:keyword>
    <meta:keyword>Rosario Plaza</meta:keyword>
    <meta:keyword>rplaza@fi.upm.es</meta:keyword>
    <meta:editing-cycles>79</meta:editing-cycles>
    <meta:editing-duration>PT6H45M11S</meta:editing-duration>
    <meta:user-defined meta:name="Autor">Rubén Paje del Pino</meta:user-defined>
    <meta:user-defined meta:name="Versión">1.1</meta:user-defined>
    <meta:user-defined meta:name="Texto">5</meta:user-defined>
    <meta:user-defined meta:name="Última Revisión">5-XI-07</meta:user-defined>
    <meta:document-statistic meta:table-count="2" meta:image-count="0" meta:object-count="0" meta:page-count="4" meta:paragraph-count="67" meta:word-count="423" meta:character-count="2528"/>
  </office:meta>
</office:document-meta>
</file>